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04.94pt"/>
    </style:style>
    <style:style style:name="co72" style:family="table-column">
      <style:table-column-properties fo:break-before="auto" style:column-width="71.01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81" style:family="table-column">
      <style:table-column-properties fo:break-before="auto" style:column-width="241.54pt"/>
    </style:style>
    <style:style style:name="co82" style:family="table-column">
      <style:table-column-properties fo:break-before="auto" style:column-width="213.56pt"/>
    </style:style>
    <style:style style:name="co83" style:family="table-column">
      <style:table-column-properties fo:break-before="auto" style:column-width="46.29pt"/>
    </style:style>
    <style:style style:name="co84" style:family="table-column">
      <style:table-column-properties fo:break-before="auto" style:column-width="260.39pt"/>
    </style:style>
    <style:style style:name="co85" style:family="table-column">
      <style:table-column-properties fo:break-before="auto" style:column-width="53.55pt"/>
    </style:style>
    <style:style style:name="co86" style:family="table-column">
      <style:table-column-properties fo:break-before="auto" style:column-width="273.74pt"/>
    </style:style>
    <style:style style:name="co87" style:family="table-column">
      <style:table-column-properties fo:break-before="auto" style:column-width="48.1pt"/>
    </style:style>
    <style:style style:name="co88" style:family="table-column">
      <style:table-column-properties fo:break-before="auto" style:column-width="256.25pt"/>
    </style:style>
    <style:style style:name="co89" style:family="table-column">
      <style:table-column-properties fo:break-before="auto" style:column-width="47.2pt"/>
    </style:style>
    <style:style style:name="co90" style:family="table-column">
      <style:table-column-properties fo:break-before="auto" style:column-width="338.74pt"/>
    </style:style>
    <style:style style:name="co91" style:family="table-column">
      <style:table-column-properties fo:break-before="auto" style:column-width="57.2pt"/>
    </style:style>
    <style:style style:name="co92" style:family="table-column">
      <style:table-column-properties fo:break-before="auto" style:column-width="356.91pt"/>
    </style:style>
    <style:style style:name="co93" style:family="table-column">
      <style:table-column-properties fo:break-before="auto" style:column-width="349.65pt"/>
    </style:style>
    <style:style style:name="co94" style:family="table-column">
      <style:table-column-properties fo:break-before="auto" style:column-width="49.01pt"/>
    </style:style>
    <style:style style:name="co95" style:family="table-column">
      <style:table-column-properties fo:break-before="auto" style:column-width="330.55pt"/>
    </style:style>
    <style:style style:name="co96" style:family="table-column">
      <style:table-column-properties fo:break-before="auto" style:column-width="56.3pt"/>
    </style:style>
    <style:style style:name="co97" style:family="table-column">
      <style:table-column-properties fo:break-before="auto" style:column-width="257.3pt"/>
    </style:style>
    <style:style style:name="co98" style:family="table-column">
      <style:table-column-properties fo:break-before="auto" style:column-width="253.45pt"/>
    </style:style>
    <style:style style:name="co99" style:family="table-column">
      <style:table-column-properties fo:break-before="auto" style:column-width="58.65pt"/>
    </style:style>
    <style:style style:name="co100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1" table:default-cell-style-name="ce65"/>
        <table:table-column table:style-name="co82" table:default-cell-style-name="ce65"/>
        <table:table-column table:style-name="co83" table:default-cell-style-name="ce65"/>
        <table:table-column table:style-name="co84" table:default-cell-style-name="ce65"/>
        <table:table-column table:style-name="co85" table:default-cell-style-name="ce65"/>
        <table:table-column table:style-name="co86" table:default-cell-style-name="ce65"/>
        <table:table-column table:style-name="co87" table:default-cell-style-name="ce65"/>
        <table:table-column table:style-name="co84" table:default-cell-style-name="ce65"/>
        <table:table-column table:style-name="co83" table:default-cell-style-name="ce65"/>
        <table:table-column table:style-name="co88" table:default-cell-style-name="ce65"/>
        <table:table-column table:style-name="co89" table:default-cell-style-name="ce65"/>
        <table:table-column table:style-name="co90" table:default-cell-style-name="ce65"/>
        <table:table-column table:style-name="co91" table:default-cell-style-name="ce65"/>
        <table:table-column table:style-name="co92" table:default-cell-style-name="ce65"/>
        <table:table-column table:style-name="co83" table:default-cell-style-name="ce65"/>
        <table:table-column table:style-name="co93" table:default-cell-style-name="ce65"/>
        <table:table-column table:style-name="co94" table:default-cell-style-name="ce65"/>
        <table:table-column table:style-name="co95" table:default-cell-style-name="ce88"/>
        <table:table-column table:style-name="co96" table:default-cell-style-name="ce88"/>
        <table:table-column table:style-name="co97" table:default-cell-style-name="ce65"/>
        <table:table-column table:style-name="co89" table:default-cell-style-name="ce62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" table:default-cell-style-name="ce65"/>
        <table:table-column table:style-name="co10" table:number-columns-repeated="999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2" table:number-rows-spanned="1">
            <text:p>Any Mode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Team Fight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TEAM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PUSH_TOWER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ATTACK</text:p>
          </table:table-cell>
          <table:covered-table-cell table:style-name="ce86"/>
          <table:table-cell table:style-name="ce66" office:value-type="string" calcext:value-type="string" table:number-columns-spanned="2" table:number-rows-spanned="1">
            <text:p>BOT_MODE_LANING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BOT_MODE_ROSHAN 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FAR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TOWER</text:p>
          </table:table-cell>
          <table:covered-table-cell table:style-name="ce95"/>
          <table:table-cell table:style-name="ce86" office:value-type="string" calcext:value-type="string" table:number-columns-spanned="2" table:number-rows-spanned="1">
            <text:p>BOT_MODE_RETREA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ALLY</text:p>
          </table:table-cell>
          <table:covered-table-cell table:style-name="ce86"/>
          <table:table-cell table:number-columns-repeated="999"/>
        </table:table-row>
        <table:table-row table:style-name="ro1">
          <table:table-cell table:style-name="ce55" office:value-type="string" calcext:value-type="string">
            <text:p>crystal_maiden_crystal_nova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90" calcext:value-type="float">
            <text:p>9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crystal_maiden_frostbit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crystal_maiden_freezing_field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9" table:number-columns-repeated="2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frost_arrows 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wave_of_silence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table:number-columns-repeated="2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68"/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trueshot </text:p>
          </table:table-cell>
          <table:table-cell table:style-name="ce62" table:number-columns-repeated="2"/>
          <table:table-cell table:style-name="ce62" office:value-type="string" calcext:value-type="string">
            <text:p>three_and_more_ally_creep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three_and_more_ally_creeps_ao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three_and_more_ally_creeps_aoe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blade_fury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aoe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healing_ward 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table:number-columns-repeated="2"/>
          <table:table-cell table:style-name="ce73" office:value-type="string" calcext:value-type="string">
            <text:p>low_hp_ally_hero</text:p>
          </table:table-cell>
          <table:table-cell table:style-name="ce73" table:number-columns-repeated="5"/>
          <table:table-cell table:style-name="ce68" table:number-columns-repeated="4"/>
          <table:table-cell table:style-name="ce85" table:number-columns-repeated="2"/>
          <table:table-cell table:style-name="ce68" table:number-columns-repeated="4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omni_slas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ether_shock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voodoo 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shackle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9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mass_serpent_ward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table:number-columns-repeated="4"/>
          <table:table-cell table:style-name="ce73" office:value-type="string" calcext:value-type="string">
            <text:p>attacked_enemy_building</text:p>
          </table:table-cell>
          <table:table-cell table:style-name="ce74" office:value-type="float" office:value="90" calcext:value-type="float">
            <text:p>9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/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arthshock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/>
          <table:table-cell table:style-name="ce85" table:number-columns-repeated="2"/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68" office:value-type="float" office:value="60" calcext:value-type="float">
            <text:p>6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ursa_overpower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nrage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skeleton_king_hellfire_blas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shrapne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30" calcext:value-type="float">
            <text:p>3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assassinat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lion_impal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voodoo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mana_drain</text:p>
          </table:table-cell>
          <table:table-cell table:style-name="ce62" table:number-columns-repeated="4"/>
          <table:table-cell table:style-name="ce73" table:number-columns-repeated="4"/>
          <table:table-cell table:style-name="ce74" table:number-columns-repeated="2"/>
          <table:table-cell table:style-name="ce73" office:value-type="string" calcext:value-type="string">
            <text:p>use_on_attack_enemy_with_mana_when_low_mp</text:p>
          </table:table-cell>
          <table:table-cell table:style-name="ce74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85" office:value-type="string" calcext:value-type="string">
            <text:p>use_on_attack_enemy_with_mana_when_low_mp</text:p>
          </table:table-cell>
          <table:table-cell table:style-name="ce85" office:value-type="float" office:value="70" calcext:value-type="float">
            <text:p>70</text:p>
          </table:table-cell>
          <table:table-cell table:style-name="ce68"/>
          <table:table-cell table:style-name="ce70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2" office:value-type="string" calcext:value-type="string">
            <text:p>low_hp_ally_creep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/>
          <table:table-cell table:style-name="ce7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3"/>
          <table:table-cell table:style-name="ce70"/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chaos_knight_chaos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chaos_knight_phantasm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spirit_lanc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doppelwal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phantom_edge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fatal_bonds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shadow_word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5" calcext:value-type="float">
            <text:p>75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5" calcext:value-type="float">
            <text:p>75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low_hp_all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upheava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40" calcext:value-type="float">
            <text:p>4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rain_of_chaos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20" calcext:value-type="float">
            <text:p>2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7" office:value-type="string" calcext:value-type="string">
            <text:p>item_glimmer_cape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rod_of_ato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sheepstick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lotus_orb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blin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54">
          <table:table-cell table:number-columns-repeated="1020"/>
        </table:table-row>
        <table:table-row table:style-name="ro3" table:number-rows-repeated="6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number-columns-repeated="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etrea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has_low_hp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s_tp_scroll_or_travel_boot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s_buyback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ore_enemy_heroes_around_then_ally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shrine_healing_and_no_enemy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shrine_healing_and_enemies_near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has_not_full_hp_mp_and_near_fountain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3">
          <table:table-cell table:style-name="ce3"/>
          <table:table-cell table:style-name="ce20" table:number-columns-repeated="6"/>
          <table:table-cell table:style-name="ce15" table:number-columns-repeated="2"/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20:16:36.393068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9T20:29:05.105883593</dc:date>
    <meta:editing-duration>P1DT10H49M21S</meta:editing-duration>
    <meta:editing-cycles>1634</meta:editing-cycles>
    <meta:document-statistic meta:table-count="9" meta:cell-count="2502" meta:object-count="0"/>
  </office:meta>
</office:document-meta>
</file>